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line-height="150%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fo:font-weight="bold" style:font-weight-asian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margin-left="0in" fo:margin-right="0in" fo:line-height="150%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9"/></text:p>
      <text:p text:style-name="P2"/>
      <text:p text:style-name="P7"/>
      <text:p text:style-name="P7"/>
      <text:p text:style-name="P7">Natasha N Niles</text:p>
      <text:p text:style-name="P7">Lot#6 Valley Land St. George</text:p>
      <text:p text:style-name="P10">571-4579/837-8515</text:p>
      <text:p text:style-name="P10">Natasha1_63@hotmail.com</text:p>
      <text:p text:style-name="P7"/>
      <text:p text:style-name="P7"/>
      <text:p text:style-name="P3"><text:s text:c="8"/></text:p>
      <text:p text:style-name="P2"/>
      <text:p text:style-name="P1"><text:span text:style-name="T1"><text:s text:c="10"/></text:span><text:span text:style-name="T2">To whom it may concern:</text:span></text:p>
      <text:p text:style-name="P4"/>
      <text:p text:style-name="P4"/>
      <text:p text:style-name="P4"/>
      <text:p text:style-name="P4"/>
      <text:p text:style-name="P4"><text:s text:c="3"/>Dear Sir/Madam</text:p>
      <text:p text:style-name="P4"><text:s text:c="22"/></text:p>
      <text:p text:style-name="P12"><text:s text:c="13"/>I am interested in full time employment <text:s/>within your organization. I am a team oriented <text:s text:c="5"/>individual ,who has a pleasant personality and interacts well with others . I am open to learning new thing and would be pleased to meet with you to discuss how I may further contribute as a part of your service team. I may be contacted at the numbers given above to arrange an interview at your convenience.</text:p>
      <text:p text:style-name="P4"/>
      <text:p text:style-name="P4"/>
      <text:p text:style-name="P4"/>
      <text:p text:style-name="P4">My resume is here to attached</text:p>
      <text:p text:style-name="P4"/>
      <text:p text:style-name="P4"/>
      <text:p text:style-name="P4">Yours faithfully</text:p>
      <text:p text:style-name="P4"/>
      <text:p text:style-name="P4">…...................................</text:p>
      <text:p text:style-name="P4">Natasha N Niles 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5">Resume</text:p>
      <text:p text:style-name="P6"/>
      <text:p text:style-name="P6"/>
      <text:p text:style-name="P7">Natasha N Niles</text:p>
      <text:p text:style-name="P7">Lot#6 Valley Land St. George</text:p>
      <text:p text:style-name="P10">571-4579/837-8515</text:p>
      <text:p text:style-name="P10">Natasha1_63@hotmail.com</text:p>
      <text:p text:style-name="Standard"/>
      <text:p text:style-name="Standard"/>
      <text:p text:style-name="Standard"/>
      <text:p text:style-name="P8">Objective</text:p>
      <text:p text:style-name="P9">To gain valuable experiences and meet new and interesting people.</text:p>
      <text:p text:style-name="P9"/>
      <text:p text:style-name="P8">Summary of Qualifications </text:p>
      <text:p text:style-name="P9">2000-2007 – Grantley Adams Memorial Secondary School</text:p>
      <text:p text:style-name="P9">Four CXC Certificates </text:p>
      <text:p text:style-name="P9">English Language(3), Integrated Science(3), </text:p>
      <text:p text:style-name="P9">Information Technology(2), Principles Of Business(2) </text:p>
      <text:p text:style-name="P9"/>
      <text:p text:style-name="P8">Employment</text:p>
      <text:p text:style-name="P9">2006-2012 <text:s text:c="2"/>General worker</text:p>
      <text:p text:style-name="P9"><text:s text:c="25"/>Kentucky Fried Chicken</text:p>
      <text:p text:style-name="P9"><text:s text:c="26"/></text:p>
      <text:p text:style-name="P9">2012-2013 <text:s text:c="7"/>Cashier</text:p>
      <text:p text:style-name="P9"><text:s text:c="26"/>Automotive Art</text:p>
      <text:p text:style-name="P9"/>
      <text:p text:style-name="P9">References: Jefferson Straker- 424-4887or 269-2212</text:p>
      <text:p text:style-name="P9"><text:s text:c="20"/>Driver</text:p>
      <text:p text:style-name="P9"><text:s text:c="21"/>Barbados Transport Board</text:p>
      <text:p text:style-name="P9"/>
      <text:p text:style-name="P9"/>
      <text:p text:style-name="P9">Tracey Niles- 424-2113 or 432-7087</text:p>
      <text:p text:style-name="P9"><text:s text:c="24"/>Supervisor</text:p>
      <text:p text:style-name="P9"><text:s text:c="24"/>Kentucky Fried Chicken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9:43:09.39</meta:creation-date>
    <dc:date>2014-09-03T18:11:22.07</dc:date>
    <meta:editing-duration>PT6H29M19S</meta:editing-duration>
    <meta:editing-cycles>4</meta:editing-cycles>
    <meta:generator>OpenOffice.org/3.4.1$Win32 OpenOffice.org_project/341m1$Build-9593</meta:generator>
    <meta:print-date>2014-09-03T16:12:29.80</meta:print-date>
    <meta:document-statistic meta:table-count="0" meta:image-count="0" meta:object-count="0" meta:page-count="2" meta:paragraph-count="38" meta:word-count="175" meta:character-count="1456"/>
  </office:meta>
</office:document-meta>
</file>